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ervletRegistration.setInitParameters( Map &lt; String , String &gt; init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Registration.setLoadOnStartup( int loadOnStart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Registration.get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Registration.getLoadOnStar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Registra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Registration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Registration.getRunAs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Registration.isAsync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Registrati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Registration.setMultipartConfig( MultipartConfigElement multipart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ServletRegistration.setAsyncSupported( boolean isAsyncSuppor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Registration.getIni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Registration.addMapping( String ... url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letRegistration.setInitParamet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Registration.setRunAsRole( String ro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Registration.setServletSecurity( ServletSecurityElement constra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